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Text_20_body" style:list-style-name="L24">
      <style:paragraph-properties fo:margin-top="0in" fo:margin-bottom="0in"/>
    </style:style>
    <style:style style:name="P73" style:family="paragraph" style:parent-style-name="Text_20_body" style:list-style-name="L25">
      <style:paragraph-properties fo:margin-top="0in" fo:margin-bottom="0in"/>
    </style:style>
    <style:style style:name="P74" style:family="paragraph" style:parent-style-name="Text_20_body" style:list-style-name="L26">
      <style:paragraph-properties fo:margin-top="0in" fo:margin-bottom="0in"/>
    </style:style>
    <style:style style:name="P75" style:family="paragraph" style:parent-style-name="Preformatted_20_Text">
    </style:style>
    <style:style style:name="P76" style:family="paragraph" style:parent-style-name="Preformatted_20_Text">
    </style:style>
    <style:style style:name="P77" style:family="paragraph" style:parent-style-name="Text_20_body" style:list-style-name="L27">
      <style:paragraph-properties fo:margin-top="0in" fo:margin-bottom="0in"/>
    </style:style>
    <style:style style:name="P78" style:family="paragraph" style:parent-style-name="Text_20_body" style:list-style-name="L28">
      <style:paragraph-properties fo:margin-top="0in" fo:margin-bottom="0in"/>
    </style:style>
    <style:style style:name="P79" style:family="paragraph" style:parent-style-name="Text_20_body" style:list-style-name="L29">
      <style:paragraph-properties fo:margin-top="0in" fo:margin-bottom="0in"/>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32767*"/>
    </style:style>
    <style:style style:name="Table1.B" style:family="table-column">
      <style:table-column-properties style:rel-column-width="32767*"/>
    </style:style>
  </office:automatic-styles>
  <office:body>
    <office:text>
      <text:p text:style-name="Title">Finding Chapter - Missions</text:p>
      <text:list text:style-name="L1">
        <text:list-item>
          <text:p text:style-name="P1"><text:a xlink:type="simple" xlink:href="#chapter-introduction" office:name=""><text:span text:style-name="Definition">Chapter introduction</text:span></text:a></text:p>
        </text:list-item>
        <text:list-item>
          <text:p text:style-name="P1"><text:a xlink:type="simple" xlink:href="#introduction-to-this-writing" office:name=""><text:span text:style-name="Definition">Introduction to This Writing</text:span></text:a></text:p>
          <text:list text:style-name="L2">
            <text:list-item>
              <text:p text:style-name="P2"><text:a xlink:type="simple" xlink:href="#recap-on-game-design-patterns--" office:name=""><text:span text:style-name="Definition">Recap on Game Design Patterns -</text:span></text:a></text:p>
            </text:list-item>
          </text:list>
        </text:list-item>
        <text:list-item>
          <text:p text:style-name="P1"><text:a xlink:type="simple" xlink:href="#study-of-vignette-a" office:name=""><text:span text:style-name="Definition">Study of Vignette A</text:span></text:a></text:p>
          <text:list text:style-name="L3">
            <text:list-item>
              <text:p text:style-name="P3"><text:a xlink:type="simple" xlink:href="#descriptive-commentary-on-vignette-a" office:name=""><text:span text:style-name="Definition">Descriptive Commentary on Vignette A</text:span></text:a></text:p>
            </text:list-item>
            <text:list-item>
              <text:p text:style-name="P3"><text:a xlink:type="simple" xlink:href="#describing-design-stages-for-this-pair-beyond-this-interaction" office:name=""><text:span text:style-name="Definition">Describing design stages for this pair beyond this interaction</text:span></text:a></text:p>
            </text:list-item>
          </text:list>
        </text:list-item>
        <text:list-item>
          <text:p text:style-name="P1"><text:a xlink:type="simple" xlink:href="#identifying-gdp-as-key-unit-of-analysis" office:name=""><text:span text:style-name="Definition">Identifying GDP as key unit of Analysis</text:span></text:a></text:p>
        </text:list-item>
        <text:list-item>
          <text:p text:style-name="P1"><text:a xlink:type="simple" xlink:href="#cultural-interpersonal-personal-planes-analysis-of-use-of-gdps" office:name=""><text:span text:style-name="Definition">Cultural, Interpersonal &amp; Personal Planes Analysis of use of GDPs</text:span></text:a></text:p>
        </text:list-item>
        <text:list-item>
          <text:p text:style-name="P1"><text:a xlink:type="simple" xlink:href="#cultural-plane-apprenticeship---and-game-patterns" office:name=""><text:span text:style-name="Definition">Cultural Plane / Apprenticeship - and Game patterns</text:span></text:a></text:p>
          <text:list text:style-name="L4">
            <text:list-item>
              <text:p text:style-name="P4"><text:a xlink:type="simple" xlink:href="#use-of-design-patterns-as-a-form-of-to-facilitate-apprenticeship" office:name=""><text:span text:style-name="Definition">Use of design patterns as a form of / to facilitate apprenticeship</text:span></text:a></text:p>
            </text:list-item>
            <text:list-item>
              <text:p text:style-name="P4"><text:a xlink:type="simple" xlink:href="#accessing-external-help" office:name=""><text:span text:style-name="Definition">Accessing External Help</text:span></text:a></text:p>
            </text:list-item>
          </text:list>
        </text:list-item>
        <text:list-item>
          <text:p text:style-name="P1"><text:a xlink:type="simple" xlink:href="#interpersonal-plane-guided-participation" office:name=""><text:span text:style-name="Definition">Interpersonal Plane (Guided Participation)</text:span></text:a></text:p>
          <text:list text:style-name="L5">
            <text:list-item>
              <text:p text:style-name="P5"><text:a xlink:type="simple" xlink:href="#gdps-used-as-an-organising-tool" office:name=""><text:span text:style-name="Definition">GDPs used as an organising tool</text:span></text:a></text:p>
            </text:list-item>
            <text:list-item>
              <text:p text:style-name="P5"><text:a xlink:type="simple" xlink:href="#gdps-and-division-of-labour" office:name=""><text:span text:style-name="Definition">GDPs and division of Labour</text:span></text:a></text:p>
            </text:list-item>
            <text:list-item>
              <text:p text:style-name="P5"><text:a xlink:type="simple" xlink:href="#gdp-and-sustaining-engagement" office:name=""><text:span text:style-name="Definition">GDP and sustaining engagement</text:span></text:a></text:p>
            </text:list-item>
            <text:list-item>
              <text:p text:style-name="P5"><text:a xlink:type="simple" xlink:href="#gdps-to-support-iterative-design-practices" office:name=""><text:span text:style-name="Definition">GDPs to support Iterative Design Practices</text:span></text:a></text:p>
            </text:list-item>
            <text:list-item>
              <text:p text:style-name="P5"><text:a xlink:type="simple" xlink:href="#interaction-of-gdps-with-playtesting-as-method" office:name=""><text:span text:style-name="Definition">Interaction of GDPs with Playtesting as method</text:span></text:a></text:p>
            </text:list-item>
          </text:list>
        </text:list-item>
        <text:list-item>
          <text:p text:style-name="P1"><text:a xlink:type="simple" xlink:href="#personal-plane" office:name=""><text:span text:style-name="Definition">Personal Plane</text:span></text:a></text:p>
          <text:list text:style-name="L6">
            <text:list-item>
              <text:p text:style-name="P6"><text:a xlink:type="simple" xlink:href="#mutual-approaches-to-knowledge-building" office:name=""><text:span text:style-name="Definition">Mutual approaches to knowledge building</text:span></text:a></text:p>
            </text:list-item>
            <text:list-item>
              <text:p text:style-name="P6"><text:a xlink:type="simple" xlink:href="#game-design-patterns-as-a-way-to-give-language-to-participants-when-sharing-back-to-community" office:name=""><text:span text:style-name="Definition">Game Design Patterns as a way to give language to participants when sharing back to Community</text:span></text:a></text:p>
            </text:list-item>
          </text:list>
        </text:list-item>
        <text:list-item>
          <text:p text:style-name="P1"><text:a xlink:type="simple" xlink:href="#gdp-as-a-way-to-explore-computational-thinking-concepts" office:name=""><text:span text:style-name="Definition">GDP as a way to explore Computational Thinking Concepts</text:span></text:a></text:p>
        </text:list-item>
        <text:list-item>
          <text:p text:style-name="P1"><text:a xlink:type="simple" xlink:href="#representing-coded-the-patterns-of-activity-via-coded-data" office:name=""><text:span text:style-name="Definition">Representing Coded the Patterns of Activity via coded data</text:span></text:a></text:p>
        </text:list-item>
        <text:list-item>
          <text:p text:style-name="P1"><text:a xlink:type="simple" xlink:href="#additional-chapter-discussion" office:name=""><text:span text:style-name="Definition">Additional Chapter Discussion</text:span></text:a></text:p>
          <text:list text:style-name="L7">
            <text:list-item>
              <text:p text:style-name="P7"><text:a xlink:type="simple" xlink:href="#analysis-of-gdp-use-in-relation-with-existing-research" office:name=""><text:span text:style-name="Definition">Analysis of GDP use in relation with existing research</text:span></text:a></text:p>
            </text:list-item>
            <text:list-item>
              <text:p text:style-name="P7"><text:a xlink:type="simple" xlink:href="#discussing-game-design-patterns-as-a-tool-to-expose-and-give-participants-a-language-to-discuss-tensions-practitioner-focus" office:name=""><text:span text:style-name="Definition">Discussing Game design patterns as a tool to expose and give participants a language to discuss tensions (Practitioner focus)</text:span></text:a></text:p>
            </text:list-item>
            <text:list-item>
              <text:p text:style-name="P7"><text:a xlink:type="simple" xlink:href="#discussion---pumping-up-the-jam---allowing-for-improvisation-in-design-process." office:name=""><text:span text:style-name="Definition">Discussion - Pumping up the Jam - allowing for improvisation in design process.</text:span></text:a></text:p>
            </text:list-item>
            <text:list-item>
              <text:p text:style-name="P7"><text:a xlink:type="simple" xlink:href="#design-patterns-as-a-middle-level-construct-to-open-door-to-more-concrete-and-abstract-wider-focus" office:name=""><text:span text:style-name="Definition">Design patterns as a “middle level” construct to open door to more concrete and abstract (Wider focus)</text:span></text:a></text:p>
            </text:list-item>
          </text:list>
        </text:list-item>
        <text:list-item>
          <text:p text:style-name="P1"><text:a xlink:type="simple" xlink:href="#outroduction---summary-on-contribution-to-existing-research" office:name=""><text:span text:style-name="Definition">Outroduction - Summary on contribution to existing research</text:span></text:a></text:p>
        </text:list-item>
        <text:list-item>
          <text:p text:style-name="P1"><text:a xlink:type="simple" xlink:href="#transition-conclusion-of-chapter-paragraph---themes-to-explore-in-other-chapters." office:name=""><text:span text:style-name="Definition">Transition Conclusion of Chapter Paragraph - themes to explore in other chapters.</text:span></text:a></text:p>
        </text:list-item>
        <text:list-item>
          <text:p text:style-name="P1"><text:a xlink:type="simple" xlink:href="#transcript-excerpts" office:name=""><text:span text:style-name="Definition">Transcript Excerpts</text:span></text:a></text:p>
          <text:list text:style-name="L8">
            <text:list-item>
              <text:p text:style-name="P8"><text:a xlink:type="simple" xlink:href="#te-da-pt-1" office:name=""><text:span text:style-name="Definition">2019-05-08-te-da pt 1</text:span></text:a></text:p>
            </text:list-item>
          </text:list>
        </text:list-item>
      </text:list>
      <text:h text:style-name="Heading_20_2" text:outline-level="2"><text:bookmark-start text:name="chapter-introduction"/>Chapter introduction<text:bookmark-end text:name="chapter-introduction"/></text:h>
      <text:p text:style-name="First_20_paragraph">The purpose of this chapter is to explore how the data gathered informs thinking on two research questions of this study.</text:p>
      <text:list text:style-name="L9">
        <text:list-item>
          <text:p text:style-name="P9">How can game design patterns support the development of coding practices by novices?</text:p>
        </text:list-item>
        <text:list-item>
          <text:p text:style-name="P9">How can the experience of fostering community focused digital game making practices inform wider practice in this area?</text:p>
        </text:list-item>
      </text:list>
      <text:p text:style-name="First_20_paragraph">This section starts with a Vignette of parent child interaction in game making process. The vignette is used to introduce an overview of interpersonal interactions of that pair via analysis of video data.</text:p>
      <text:p text:style-name="Text_20_body">The chapter then focuses on the use of game design patterns (GDPs) by participants in these interactions and then in reference to wider cultural and personal planes of activity.</text:p>
      <text:p text:style-name="Text_20_body">The predominant analytical lens used in the chapter is that of interpersonal activity. Specifically in the form of guided participation in this game making community (Rogoff, )(explored previously). ALTER - MERGE WITH BELOW</text:p>
      <text:p text:style-name="Text_20_body">The working definition of GDPs explored in the literature review and enhanced in the design chapter is augmented with analysis of specific examples of their use by participants in practice.</text:p>
      <text:h text:style-name="Heading_20_2" text:outline-level="2"><text:bookmark-start text:name="introduction-to-this-writing"/>Introduction to This Writing<text:bookmark-end text:name="introduction-to-this-writing"/></text:h>
      <text:p text:style-name="First_20_paragraph">In the previous chapters we will have looked at the research landscape to develop coding and design practices in line with social understandings of learning. In particular, the intentional development of a communities of designers and coders with an educational aims has been explored paying particular attention strategies that educators can use to aid these processes. While this piece of writing contains results, it also contains references to concepts and methodologies which will be included in other chapters in the final thesis. Other emerging chapters are online at - https://mickfuzz.github.io/phd4/thesis_chapters.html OR just create hyperlinks.</text:p>
      <text:p text:style-name="Text_20_body">To help the reader understand the data in this chapter the following notes on methods/ methodology are included.</text:p>
      <text:list text:style-name="L10">
        <text:list-item>
          <text:p text:style-name="P10">The study uses mixed methods in methodology. Informed by analysis of journal diary, notes, video data and interviews (Methodology) </text:p>
        </text:list-item>
        <text:list-item>
          <text:p text:style-name="P10">The research design evolved as the game making program was underway based on feedback and reactions of the participants (supported precedent in design-based research) (Methodology)</text:p>
        </text:list-item>
        <text:list-item>
          <text:p text:style-name="P10">A long pilot course and development stage resulted in extensive support materials and activities which I have structured into a learning design called 3M (Methodology + see recent chapter on 3M model)</text:p>
        </text:list-item>
        <text:list-item>
          <text:p text:style-name="P10">A narrow data samples has been used for this study. This prioritises a greater depth of analysis on interactions over generalisation. This is justified in a section on data validity in Methdology chpater.<text:line-break/></text:p>
        </text:list-item>
        <text:list-item>
          <text:p text:style-name="P10">The concepts of resolving tensions within activity from Activity Theory are used to explore the evolution of the design of activities and resources. (Design results) </text:p>
        </text:list-item>
        <text:list-item>
          <text:p text:style-name="P10">Results chapters use Rogoff’s 3 planes of analysis (Cultural, Interpersonal and Personal) which aligns well with AT (Methodology)</text:p>
        </text:list-item>
        <text:list-item>
          <text:p text:style-name="P10">Game making is based on remixing code from an existing incomplete game template (half-baked games &amp; scratch community processes) </text:p>
        </text:list-item>
      </text:list>
      <text:h text:style-name="Heading_20_3" text:outline-level="3"><text:bookmark-start text:name="recap-on-game-design-patterns--"/>Recap on Game Design Patterns -<text:bookmark-end text:name="recap-on-game-design-patterns--"/></text:h>
      <text:p text:style-name="First_20_paragraph">NOTE - A QUICK RECAP OF TERMS FROM LIT REVIEW</text:p>
      <text:p text:style-name="Text_20_body">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text:p>
      <text:p text:style-name="Text_20_body">The term Game Design Patterns (GDP) use used in different ways. It can be used to describe the kind of code programming patterns that are used to structure code and keep it architecturally neat thus facilitating code sharing and extension. These patterns would be invisible to the end player of the game. The term also describes common patterns of game play and design that are visible to the player. Indeed players may become very familiar with these GDPs as they build their literacy as players about what they like or dislike about game they play. The results of this chapter focus on the second interpretation of GDPs.</text:p>
      <text:h text:style-name="Heading_20_2" text:outline-level="2"><text:bookmark-start text:name="study-of-vignette-a"/>Study of Vignette A<text:bookmark-end text:name="study-of-vignette-a"/></text:h>
      <text:p text:style-name="First_20_paragraph">To situate the emerging findings, chapter begins with vignette.</text:p>
      <text:p text:style-name="Text_20_body">// create with google docs to markdown extensions // current version here - // then at this page online conversion. https://markdown-convert.com/en/tool/table // OR - AND PROBABLY BETTER TO DO THIS //keep as table with images - online or open office - then download and copy and paste into documents to be shared. // On line version is here - https://docs.google.com/document/d/1B7kFl5QsGV -oWtFWHLBIJNpa5GeYMlCntq31BnPAQT4/edit#heading=h.4rwirct7hqca</text:p>
      <text:p text:style-name="Text_20_body">For the previous five minutes the parent and child dyad have face a blockage of a glitch in the software which prevents their wider objective of adding game design pattern of adding keys and doors to their game. In short, in this pattern the users must collect a key and then navigate to a door to progress to the next level. The parent Sh has been trying many different things and changing things in the code while the child Th has been expressing boredom. In response, Sh has expressed frustration and irritation. Finally Sh suggest that Th asks facilitator for help to resolve the coding glitch.</text:p>
      <table:table table:name="Table1" table:style-name="Table1">
        <table:table-column table:style-name="Table1.A"/>
        <table:table-column table:style-name="Table1.B"/>
        <table:table-header-rows>
          <table:table-row>
            <table:table-cell table:style-name="TableHeaderRowCell" office:value-type="string">
              <text:p text:style-name="Table_20_Heading"><text:span text:style-name="T1">Dialogue</text:span></text:p>
            </table:table-cell>
            <table:table-cell table:style-name="TableHeaderRowCell" office:value-type="string">
              <text:p text:style-name="Table_20_Heading"><text:span text:style-name="T1">Activity</text:span></text:p>
            </table:table-cell>
          </table:table-row>
        </table:table-header-rows>
        <table:table-row>
          <table:table-cell table:style-name="TableRowCell" office:value-type="string">
            <text:p text:style-name="Table_20_Contents">S: You can ask him for help again if you want.</text:p>
          </table:table-cell>
          <table:table-cell table:style-name="TableRowCell" office:value-type="string">
            <text:p text:style-name="Table_20_Contents">S is using laptop. T is nearby</text:p>
          </table:table-cell>
        </table:table-row>
        <table:table-row>
          <table:table-cell table:style-name="TableRowCell" office:value-type="string">
            <text:p text:style-name="Table_20_Contents">T: Why</text:p>
          </table:table-cell>
          <table:table-cell table:style-name="TableRowCell" office:value-type="string">
    </table:table-cell>
        </table:table-row>
        <table:table-row>
          <table:table-cell table:style-name="TableRowCell" office:value-type="string">
            <text:p text:style-name="Table_20_Contents">S: Cos I can’t do it.</text:p>
          </table:table-cell>
          <table:table-cell table:style-name="TableRowCell" office:value-type="string">
    </table:table-cell>
        </table:table-row>
        <table:table-row>
          <table:table-cell table:style-name="TableRowCell" office:value-type="string">
            <text:p text:style-name="Table_20_Contents">T: Ok</text:p>
          </table:table-cell>
          <table:table-cell table:style-name="TableRowCell" office:value-type="string">
    </table:table-cell>
        </table:table-row>
        <table:table-row>
          <table:table-cell table:style-name="TableRowCell" office:value-type="string">
            <text:p text:style-name="Table_20_Contents">Exchange follows with Mick and S - Problems solving using debugging methods and exchange of information about sequencing of variables. Ends after several minutes with game exhibiting desired behaviour of moving to next level after collecting a key.</text:p>
          </table:table-cell>
          <table:table-cell table:style-name="TableRowCell" office:value-type="string">
    </table:table-cell>
        </table:table-row>
        <table:table-row>
          <table:table-cell table:style-name="TableRowCell" office:value-type="string">
            <text:p text:style-name="Table_20_Contents">M: Great</text:p>
          </table:table-cell>
          <table:table-cell table:style-name="TableRowCell" office:value-type="string">
            <text:p text:style-name="Table_20_Contents">(On Screen) Platform game bug is resolved shown by game progressing to the next level.</text:p>
          </table:table-cell>
        </table:table-row>
        <table:table-row>
          <table:table-cell table:style-name="TableRowCell" office:value-type="string">
            <text:p text:style-name="Table_20_Contents">S: Thank you.</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id you see T?</text:p>
          </table:table-cell>
          <table:table-cell table:style-name="TableRowCell" office:value-type="string">
            <text:p text:style-name="Table_20_Contents">(Off Screen) M cedes computer to S.</text:p>
          </table:table-cell>
        </table:table-row>
        <table:table-row>
          <table:table-cell table:style-name="TableRowCell" office:value-type="string">
            <text:p text:style-name="Table_20_Contents">T: Did it do it?</text:p>
          </table:table-cell>
          <table:table-cell table:style-name="TableRowCell" office:value-type="string">
    </table:table-cell>
        </table:table-row>
        <table:table-row>
          <table:table-cell table:style-name="TableRowCell" office:value-type="string">
            <text:p text:style-name="Table_20_Contents">S: Yes</text:p>
          </table:table-cell>
          <table:table-cell table:style-name="TableRowCell" office:value-type="string">
    </table:table-cell>
        </table:table-row>
        <table:table-row>
          <table:table-cell table:style-name="TableRowCell" office:value-type="string">
            <text:p text:style-name="Table_20_Contents">S: I’ll reload it. Here you go</text:p>
          </table:table-cell>
          <table:table-cell table:style-name="TableRowCell" office:value-type="string">
            <text:p text:style-name="Table_20_Contents">S presses refresh key to reload the game</text:p>
          </table:table-cell>
        </table:table-row>
        <table:table-row>
          <table:table-cell table:style-name="TableRowCell" office:value-type="string">
            <text:p text:style-name="Table_20_Contents">T: Laughs</text:p>
          </table:table-cell>
          <table:table-cell table:style-name="TableRowCell" office:value-type="string">
            <text:p text:style-name="Table_20_Contents">T moves laptop to point towards her and takes over using the keyboard</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Makes excited cat noise)</text:p>
          </table:table-cell>
          <table:table-cell table:style-name="TableRowCell" office:value-type="string">
            <text:p text:style-name="Table_20_Contents">T is using arrow keys to control game and check desired behaviour of player progressing to level 2 is working. T progresses</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We need a door in this one.</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I want to make more levels now.</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o you can put lots of doors and lots of key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 Door Key Door Key Door</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 Door Level. Key Door Level, Key Door Level</text:p>
          </table:table-cell>
          <table:table-cell table:style-name="TableRowCell" office:value-type="string">
            <text:p text:style-name="Table_20_Contents">S moves computer back to take over the use of they keyboard. She changes tab and navigates to the section of the code which deals with the design of levels and placement of different game components.</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 Well. Where are you going to put your door in level two?</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o you want to change the layout at all?</text:p>
          </table:table-cell>
          <table:table-cell table:style-name="TableRowCell" office:value-type="string">
            <text:p text:style-name="Table_20_Contents">S gestures to screen</text:p>
          </table:table-cell>
        </table:table-row>
        <table:table-row>
          <table:table-cell table:style-name="TableRowCell" office:value-type="string">
            <text:p text:style-name="Table_20_Contents">T: What’s door?</text:p>
          </table:table-cell>
          <table:table-cell table:style-name="TableRowCell" office:value-type="string">
            <text:p text:style-name="Table_20_Contents">S doesn’t move laptop but gets closer to take over keyboard</text:p>
          </table:table-cell>
        </table:table-row>
        <table:table-row>
          <table:table-cell table:style-name="TableRowCell" office:value-type="string">
            <text:p text:style-name="Table_20_Contents">S: d</text:p>
          </table:table-cell>
          <table:table-cell table:style-name="TableRowCell" office:value-type="string">
    </table:table-cell>
        </table:table-row>
        <table:table-row>
          <table:table-cell table:style-name="TableRowCell" office:value-type="string">
            <text:p text:style-name="Table_20_Contents">T: Ok</text:p>
          </table:table-cell>
          <table:table-cell table:style-name="TableRowCell" office:value-type="string">
    </table:table-cell>
        </table:table-row>
        <table:table-row>
          <table:table-cell table:style-name="TableRowCell" office:value-type="string">
            <text:p text:style-name="Table_20_Contents">T: d . Door right there.</text:p>
          </table:table-cell>
          <table:table-cell table:style-name="TableRowCell" office:value-type="string">
            <text:p text:style-name="Table_20_Contents">Inserts a “d” in an array high above a platform</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 And where’s the key going?</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Must be quite hard through get to that door</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 is K</text:p>
          </table:table-cell>
          <table:table-cell table:style-name="TableRowCell" office:value-type="string">
    </table:table-cell>
        </table:table-row>
        <table:table-row>
          <table:table-cell table:style-name="TableRowCell" office:value-type="string">
            <text:p text:style-name="Table_20_Contents">T : (Calmly) Ok just let me do something</text:p>
          </table:table-cell>
          <table:table-cell table:style-name="TableRowCell" office:value-type="string">
            <text:p text:style-name="Table_20_Contents">T starts to delete multiple characters on a line</text:p>
          </table:table-cell>
        </table:table-row>
        <table:table-row>
          <table:table-cell table:style-name="TableRowCell" office:value-type="string">
            <text:p text:style-name="Table_20_Contents">S: (Alarmed) What are you doing?</text:p>
          </table:table-cell>
          <table:table-cell table:style-name="TableRowCell" office:value-type="string">
    </table:table-cell>
        </table:table-row>
        <table:table-row>
          <table:table-cell table:style-name="TableRowCell" office:value-type="string">
            <text:p text:style-name="Table_20_Contents">T: You’ll see!</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Ah ye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 What are you.. Ah you’re making a platform. I see.</text:p>
          </table:table-cell>
          <table:table-cell table:style-name="TableRowCell" office:value-type="string">
            <text:p text:style-name="Table_20_Contents">T starts to add x’s to replace the spaces she has deleted</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See!</text:p>
          </table:table-cell>
          <table:table-cell table:style-name="TableRowCell" office:value-type="string">
    </table:table-cell>
        </table:table-row>
        <table:table-row>
          <table:table-cell table:style-name="TableRowCell" office:value-type="string">
            <text:p text:style-name="Table_20_Contents">S: So where is the key going?</text:p>
          </table:table-cell>
          <table:table-cell table:style-name="TableRowCell" office:value-type="string">
    </table:table-cell>
        </table:table-row>
        <table:table-row>
          <table:table-cell table:style-name="TableRowCell" office:value-type="string">
            <text:p text:style-name="Table_20_Contents">T: Key, so it’s K?</text:p>
          </table:table-cell>
          <table:table-cell table:style-name="TableRowCell" office:value-type="string">
    </table:table-cell>
        </table:table-row>
        <table:table-row>
          <table:table-cell table:style-name="TableRowCell" office:value-type="string">
            <text:p text:style-name="Table_20_Contents">S: Yes</text:p>
          </table:table-cell>
          <table:table-cell table:style-name="TableRowCell" office:value-type="string">
    </table:table-cell>
        </table:table-row>
        <table:table-row>
          <table:table-cell table:style-name="TableRowCell" office:value-type="string">
            <text:p text:style-name="Table_20_Contents">T: Where’s K gone</text:p>
          </table:table-cell>
          <table:table-cell table:style-name="TableRowCell" office:value-type="string">
    </table:table-cell>
        </table:table-row>
        <table:table-row>
          <table:table-cell table:style-name="TableRowCell" office:value-type="string">
            <text:p text:style-name="Table_20_Contents">S: There</text:p>
          </table:table-cell>
          <table:table-cell table:style-name="TableRowCell" office:value-type="string">
            <text:p text:style-name="Table_20_Contents">S points to the K Key on Keyboard</text:p>
          </table:table-cell>
        </table:table-row>
        <table:table-row>
          <table:table-cell table:style-name="TableRowCell" office:value-type="string">
            <text:p text:style-name="Table_20_Contents">T: Back. K for Key</text:p>
          </table:table-cell>
          <table:table-cell table:style-name="TableRowCell" office:value-type="string">
    </table:table-cell>
        </table:table-row>
        <table:table-row>
          <table:table-cell table:style-name="TableRowCell" office:value-type="string">
            <text:p text:style-name="Table_20_Contents">S: Are you putting one in your third level as well?</text:p>
          </table:table-cell>
          <table:table-cell table:style-name="TableRowCell" office:value-type="string">
    </table:table-cell>
        </table:table-row>
        <table:table-row>
          <table:table-cell table:style-name="TableRowCell" office:value-type="string">
            <text:p text:style-name="Table_20_Contents">T: Yes and then I’m going to make more levels</text:p>
          </table:table-cell>
          <table:table-cell table:style-name="TableRowCell" office:value-type="string">
    </table:table-cell>
        </table:table-row>
        <table:table-row>
          <table:table-cell table:style-name="TableRowCell" office:value-type="string">
            <text:p text:style-name="Table_20_Contents">T: You do this bit</text:p>
          </table:table-cell>
          <table:table-cell table:style-name="TableRowCell" office:value-type="string">
    </table:table-cell>
        </table:table-row>
        <table:table-row>
          <table:table-cell table:style-name="TableRowCell" office:value-type="string">
            <text:p text:style-name="Table_20_Contents">T: And then delete those H’s. And in there.</text:p>
          </table:table-cell>
          <table:table-cell table:style-name="TableRowCell" office:value-type="string">
    </table:table-cell>
        </table:table-row>
        <table:table-row>
          <table:table-cell table:style-name="TableRowCell" office:value-type="string">
            <text:p text:style-name="Table_20_Contents">S: No. No.</text:p>
          </table:table-cell>
          <table:table-cell table:style-name="TableRowCell" office:value-type="string">
    </table:table-cell>
        </table:table-row>
        <table:table-row>
          <table:table-cell table:style-name="TableRowCell" office:value-type="string">
            <text:p text:style-name="Table_20_Contents">T: Then, let me do it.</text:p>
          </table:table-cell>
          <table:table-cell table:style-name="TableRowCell" office:value-type="string">
            <text:p text:style-name="Table_20_Contents">(off screen) T takes over the keyboard</text:p>
          </table:table-cell>
        </table:table-row>
        <table:table-row>
          <table:table-cell table:style-name="TableRowCell" office:value-type="string">
            <text:p text:style-name="Table_20_Contents">S: It’s no fun having a game with any hazards to avoid</text:p>
          </table:table-cell>
          <table:table-cell table:style-name="TableRowCell" office:value-type="string">
    </table:table-cell>
        </table:table-row>
        <table:table-row>
          <table:table-cell table:style-name="TableRowCell" office:value-type="string">
            <text:p text:style-name="Table_20_Contents">T: Is for me! do you go that way back?</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o sorry for deleting… They just…</text:p>
          </table:table-cell>
          <table:table-cell table:style-name="TableRowCell" office:value-type="string">
            <text:p text:style-name="Table_20_Contents">(on screen) T deletes hazards in Level 3 of game</text:p>
          </table:table-cell>
        </table:table-row>
        <table:table-row>
          <table:table-cell table:style-name="TableRowCell" office:value-type="string">
            <text:p text:style-name="Table_20_Contents">Back Back Back</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Oh Oh Oh.</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augh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replaces another) Back Oh (giggles)</text:p>
          </table:table-cell>
          <table:table-cell table:style-name="TableRowCell" office:value-type="string">
            <text:p text:style-name="Table_20_Contents">(on screen) T adds three coins to Level 3</text:p>
          </table:table-cell>
        </table:table-row>
        <table:table-row>
          <table:table-cell table:style-name="TableRowCell" office:value-type="string">
            <text:p text:style-name="Table_20_Contents">S: Goodness me what what the point of designing our car with fumes if we’re not going to use it?</text:p>
          </table:table-cell>
          <table:table-cell table:style-name="TableRowCell" office:value-type="string">
    </table:table-cell>
        </table:table-row>
        <table:table-row>
          <table:table-cell table:style-name="TableRowCell" office:value-type="string">
            <text:p text:style-name="Table_20_Contents">T: I don’t know (sigh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You put the key and door in this one.</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Go on then. Key - Door - Person.</text:p>
          </table:table-cell>
          <table:table-cell table:style-name="TableRowCell" office:value-type="string">
    </table:table-cell>
        </table:table-row>
        <table:table-row>
          <table:table-cell table:style-name="TableRowCell" office:value-type="string">
            <text:p text:style-name="Table_20_Contents">S: Person?</text:p>
          </table:table-cell>
          <table:table-cell table:style-name="TableRowCell" office:value-type="string">
    </table:table-cell>
        </table:table-row>
        <table:table-row>
          <table:table-cell table:style-name="TableRowCell" office:value-type="string">
            <text:p text:style-name="Table_20_Contents">T: Key Door Person.</text:p>
          </table:table-cell>
          <table:table-cell table:style-name="TableRowCell" office:value-type="string">
            <text:p text:style-name="Table_20_Contents">(off screen) T indicates that her mother is the person she is referring to</text:p>
          </table:table-cell>
        </table:table-row>
        <table:table-row>
          <table:table-cell table:style-name="TableRowCell" office:value-type="string">
            <text:p text:style-name="Table_20_Contents">T: (laughs)</text:p>
          </table:table-cell>
          <table:table-cell table:style-name="TableRowCell" office:value-type="string">
            <text:p text:style-name="Table_20_Contents">T start play through of their game again. She progresses past the first level, completes second level. The game then goes back to the first level unexpectedly.</text:p>
          </table:table-cell>
        </table:table-row>
        <table:table-row>
          <table:table-cell table:style-name="TableRowCell" office:value-type="string">
            <text:p text:style-name="Table_20_Contents">S: Is this the first level again</text:p>
          </table:table-cell>
          <table:table-cell table:style-name="TableRowCell" office:value-type="string">
    </table:table-cell>
        </table:table-row>
        <table:table-row>
          <table:table-cell table:style-name="TableRowCell" office:value-type="string">
            <text:p text:style-name="Table_20_Contents">T: I think so</text:p>
          </table:table-cell>
          <table:table-cell table:style-name="TableRowCell" office:value-type="string">
    </table:table-cell>
        </table:table-row>
        <table:table-row>
          <table:table-cell table:style-name="TableRowCell" office:value-type="string">
            <text:p text:style-name="Table_20_Contents">S: OK so our the door for the second level goes back to first level and we want it to go to the third level presumably</text:p>
          </table:table-cell>
          <table:table-cell table:style-name="TableRowCell" office:value-type="string">
    </table:table-cell>
        </table:table-row>
        <table:table-row>
          <table:table-cell table:style-name="TableRowCell" office:value-type="string">
            <text:p text:style-name="Table_20_Contents">T: Yes (laughs) Yes. Why could that be? That’s silly</text:p>
          </table:table-cell>
          <table:table-cell table:style-name="TableRowCell" office:value-type="string">
    </table:table-cell>
        </table:table-row>
        <table:table-row>
          <table:table-cell table:style-name="TableRowCell" office:value-type="string">
            <text:p text:style-name="Table_20_Contents">S: I’m just going to go see something.</text:p>
          </table:table-cell>
          <table:table-cell table:style-name="TableRowCell" office:value-type="string">
            <text:p text:style-name="Table_20_Contents">S dives into the code to try to troubleshoot the problem. T watches for a short while becomes disengaged. She then leaves mother to explore the wider environment of the room and objects within it.</text:p>
          </table:table-cell>
        </table:table-row>
      </table:table>
      <text:h text:style-name="Heading_20_3" text:outline-level="3"><text:bookmark-start text:name="descriptive-commentary-on-vignette-a"/>Descriptive Commentary on Vignette A<text:bookmark-end text:name="descriptive-commentary-on-vignette-a"/></text:h>
      <text:p text:style-name="First_20_paragraph">In this section a summary of the interaction observed in the above vignette is described using three foci of activity.</text:p>
      <text:p text:style-name="Text_20_body">Where appropriate I make observations on similar patterns of behaviour from outside of this vignette.</text:p>
      <text:p text:style-name="Text_20_body"><text:span text:style-name="T1">Cultural - Apprenticeship</text:span></text:p>
      <text:p text:style-name="Text_20_body">The parent has taken on the role of solving harder code problems and it engaging with the material being presented as part of the sessions and following the instructions carefully. The child is one of the younger participants and does not maintaining attention on the problem being solved. When blockages occur she is keener to explore the room or to dwell on the periphery of other participants interactions.</text:p>
      <text:p text:style-name="Text_20_body">For both participants there is an explicit awareness of game making patterns and concept of the game as a dynamic system. Both seem to drive their work on the design and coding mechanics of the game.</text:p>
      <text:p text:style-name="Text_20_body">Keys and Doors as a pattern or concept may have been something explored in a previous game or it may be a clear concept that has appealed to the child in another way. What is more clear is that it drives engagement with the game making process with the child repeating the name of the pattern in a sing song voice.</text:p>
      <text:p text:style-name="Text_20_body">In terms of understanding of the game as a dynamic system, this is seen clearly in the parent’s alarm at the child’s deletion of all elements of hazard. The parent is keen to keep a sense of game balance to ensure a sense of challenge for the imagined player. “It’s no fun having a game without any hazards to avoid.” The child seems determined to remove all hazards. My understanding is that she is also aware of implications for game balance but is taking pleasure in this seeming destruction of the key challenge of the game as an act of disruptive play. REPHRASE AS WILL HAVE ALREADY MET GLITCHING PROCESSES</text:p>
      <text:p text:style-name="Text_20_body">This interaction shows the parent guiding the child to imagine the user experience. A process repeated by this parent in different ways. In the vignette for example Sh shares “Must be quite hard to get through that door.”</text:p>
      <text:p text:style-name="Text_20_body">One interaction with the facilitator uses the debugging tool of the browser. [Move?]</text:p>
      <text:p text:style-name="Text_20_body"><text:span text:style-name="T1">Social - Guided Participation</text:span></text:p>
      <text:p text:style-name="Text_20_body">Game making patterns are outlined by both the child and parent. They talk of adding more levels, of the mechanic of keys and doors in this vignette.</text:p>
      <text:p text:style-name="Text_20_body">After a blockage caused by debugging coding is removed, the parent immediately re-engages the child. The parent says “Did you see Th?” and then prompts the child to play-test the game. The child is keen to both replicate the GDP of keys and doors in the second level and to add a new GDP of adding additional levels to the game.</text:p>
      <text:p text:style-name="Text_20_body">The child takes delight in outlining this pattern of game progression. The transformation from the period of time when her parent was problem solving code is dramatic.</text:p>
      <text:p text:style-name="Text_20_body">The choice of a new GDP often involves new code to be added to the game or a significant change in code which needed debugging. For this pair, larger coding activities were beyond the ability of the child from feedback date the parent shared this was due to reading ability but mentioned a strategy to deal with this.</text:p>
      <text:p text:style-name="Text_20_body">“Th got on better during the coding once the student who was hovering initially left us alone. Because every time Th hesitated, she jumped in to do it for her. Whereas I know her better so can judge how to facilitate more minimally, and I resist the urge to fix things immediately when she struggles. Plus she can’t read yet, so she was recognising the relevant bits of code by matching the individual letters, which takes longer.”</text:p>
      <text:p text:style-name="Text_20_body"><text:span text:style-name="T1">Personal - Mutual Knowledge Creation</text:span></text:p>
      <text:p text:style-name="Text_20_body">There are cultural elements that are transmitted through interaction with the facilitator that this parents is very quick to pick up on. For example the use of the project documentation website of which the parent was an early adopter. Also, the debugging tool which the parent notices the facilitator using in this interaction is used by the parent in later sessions.</text:p>
      <text:p text:style-name="Text_20_body">The parent shows an evolution of problems solving knowledge through their independent work.</text:p>
      <text:p text:style-name="Text_20_body">The child shows their personal knowledge of game design patterns in end of course evaluation. She responded to the question What if - What would you like to see next time? What would you add? with the comment. “Th: I’d add a health bar and lots more levels and keep on changing the characters and background.”</text:p>
      <text:h text:style-name="Heading_20_3" text:outline-level="3"><text:bookmark-start text:name="describing-design-stages-for-this-pair-beyond-this-interaction"/>Describing design stages for this pair beyond this interaction<text:bookmark-end text:name="describing-design-stages-for-this-pair-beyond-this-interaction"/></text:h>
      <text:p text:style-name="First_20_paragraph">I coded two complete sessions of this parent child pair. The following observations have been made by comparing the codes on stages of design and types of participant interaction. This data was then triangulated with the accompanying transcribed fragments of conversation and my own journal notes. The observations are presented themed by the design stages with some general observations listed at the start.</text:p>
      <text:p text:style-name="Text_20_body"><text:span text:style-name="T1">General Observations at all stages</text:span></text:p>
      <text:list text:style-name="L11">
        <text:list-item>
          <text:p text:style-name="P11">This parent-child pair alternate between use of keyboard and mouse. Currently the parent takes the driving seat. (Their roles can be contrasted to pair programming).</text:p>
        </text:list-item>
        <text:list-item>
          <text:p text:style-name="P11">When parent problem solving the child is sometimes physically inactive, looking into space, but then explores the space and/or engages in peripheral activity with other groups (cf Rogoff, observation as valid form of participation)</text:p>
        </text:list-item>
        <text:list-item>
          <text:p text:style-name="P11">When possible, the parent engages child to input the design activities. This is done at different levels at different design stages.</text:p>
        </text:list-item>
      </text:list>
      <text:p text:style-name="First_20_paragraph"><text:span text:style-name="T1">Ask / Imagine</text:span></text:p>
      <text:list text:style-name="L12">
        <text:list-item>
          <text:p text:style-name="P12">In early ask/imagine stages parent and child discuss storytelling, graphical and other aesthetic choices</text:p>
        </text:list-item>
        <text:list-item>
          <text:p text:style-name="P12">The parent struggles to implement quite ambitious code challenges that she takes on but signals clearly when the process returns to ask / imagine stage indicating that she is aware of the greater possibility for effective child input at this stage.</text:p>
        </text:list-item>
      </text:list>
      <text:p text:style-name="First_20_paragraph"><text:span text:style-name="T1">Plan</text:span></text:p>
      <text:list text:style-name="L13">
        <text:list-item>
          <text:p text:style-name="P13">in planning stages the parent provides scaffolding to help the child.</text:p>
        </text:list-item>
        <text:list-item>
          <text:p text:style-name="P13">In one example the parent notices the child’s difficulty in using cursor and delete/backspace keys to edit a matrix allowing level design. The parent provides a book with grid paper to allow the child to replicate the matrix. The parent then transcribes the design while engaging the child by checking she has interpreted the design correctly.</text:p>
        </text:list-item>
      </text:list>
      <text:p text:style-name="First_20_paragraph"><text:span text:style-name="T1">Create</text:span></text:p>
      <text:list text:style-name="L14">
        <text:list-item>
          <text:p text:style-name="P14">At certain points in the create stage the parent needs total concentration and is not able to respond effectively to requests of attention.</text:p>
        </text:list-item>
        <text:list-item>
          <text:p text:style-name="P14">At times the parent asked the child to seek help from facilitator.<text:line-break/></text:p>
        </text:list-item>
        <text:list-item>
          <text:p text:style-name="P14">At another time, when the child was bored waiting for parent debugging, she approached the facilitator to ask for help on behalf of the adult without prompting.</text:p>
        </text:list-item>
      </text:list>
      <text:p text:style-name="First_20_paragraph"><text:span text:style-name="T1">Test</text:span></text:p>
      <text:list text:style-name="L15">
        <text:list-item>
          <text:p text:style-name="P15">The parent cedes the keyboard and mouse and sometimes swaps chairs to allow child to play test the game created.</text:p>
        </text:list-item>
        <text:list-item>
          <text:p text:style-name="P15">The testing process here is quite frustrating as gravity is very low. This is addressed later as it is improved on the suggestion of the parent who has to do the majority of the testing.</text:p>
        </text:list-item>
      </text:list>
      <text:p text:style-name="First_20_paragraph"><text:span text:style-name="T1">Improve</text:span></text:p>
      <text:list text:style-name="L16">
        <text:list-item>
          <text:p text:style-name="P16">Parent navigates to a particular part of the code for child to alter design</text:p>
        </text:list-item>
        <text:list-item>
          <text:p text:style-name="P16">Child takes on challenge of making smaller changes once the core game mechanic code has been added.</text:p>
        </text:list-item>
      </text:list>
      <text:p text:style-name="First_20_paragraph"><text:span text:style-name="T1">Share</text:span></text:p>
      <text:list text:style-name="L17">
        <text:list-item>
          <text:p text:style-name="P17">One of the most active times for the child allowing interaction to explain their game to others and to play the games of others.</text:p>
        </text:list-item>
      </text:list>
      <text:h text:style-name="Heading_20_4" text:outline-level="4"><text:bookmark-start text:name="comparing-the-activity-patterns-of-this-family-to-others"/>Comparing the activity patterns of this family to others<text:bookmark-end text:name="comparing-the-activity-patterns-of-this-family-to-others"/></text:h>
      <text:p text:style-name="First_20_paragraph">We can compare this pairs pattern of activity with other pairs / families.</text:p>
      <text:list text:style-name="L18">
        <text:list-item>
          <text:p text:style-name="P18">The parent here is much more commonly rooted to the computer than other parents.</text:p>
        </text:list-item>
        <text:list-item>
          <text:p text:style-name="P18">This meant they engaged far less in play testing of other games and found it harder to gain attention for direct support.</text:p>
        </text:list-item>
        <text:list-item>
          <text:p text:style-name="P18">This grouping sometimes left early having completed more in code development than others but completed less social activities.</text:p>
        </text:list-item>
      </text:list>
      <text:p text:style-name="First_20_paragraph">Discussion</text:p>
      <text:list text:style-name="L19">
        <text:list-item>
          <text:p text:style-name="P19">The parent had indicated that she considered herself a “planner” as a maker type which is confirmed by less social Interactions</text:p>
        </text:list-item>
      </text:list>
      <text:p text:style-name="First_20_paragraph">The observations above show the importance of recording the whole room. Some participants will roam to observe the work of others, to socialise, to gain attention of others for support or for feedback. When analysing data using 360 recorded video side-by-side with the screen captured data, the participant can be followed around the room and their activity can be noted even when away from their activity.</text:p>
      <text:h text:style-name="Heading_20_2" text:outline-level="2"><text:bookmark-start text:name="identifying-gdp-as-key-unit-of-analysis"/>Identifying GDP as key unit of Analysis<text:bookmark-end text:name="identifying-gdp-as-key-unit-of-analysis"/></text:h>
      <text:p text:style-name="First_20_paragraph">Previously we have explored the concept of activity as a primary unit for analysis. In particular the utility of this approach to research community activity (Cite Blunden). In this section I will explore how game design patterns became the primary unit of activity for participants.</text:p>
      <text:p text:style-name="Text_20_body">With reference to the above sections on a) 3 foci of activity b) design cycle stages, there are varied goals of activity systems, with wider and narrower frames.</text:p>
      <text:list text:style-name="L20">
        <text:list-item>
          <text:p text:style-name="P20">very wide - learning computing skills and concepts as a home education project</text:p>
        </text:list-item>
        <text:list-item>
          <text:p text:style-name="P20">very wide - participating with other home educators in a creative environment and thus building team and communication skills</text:p>
        </text:list-item>
        <text:list-item>
          <text:p text:style-name="P20">very wide - learning transferable design skills and processes</text:p>
        </text:list-item>
        <text:list-item>
          <text:p text:style-name="P20">wide - creating a game which is fun to play and communicate an environmental theme</text:p>
        </text:list-item>
        <text:list-item>
          <text:p text:style-name="P20">medium - identifying and implementing key game features (Game Design Patterns) to add to the games</text:p>
        </text:list-item>
        <text:list-item>
          <text:p text:style-name="P20">narrow - creating, changing and transporting game assets to enact or change GDPs</text:p>
        </text:list-item>
        <text:list-item>
          <text:p text:style-name="P20">narrow - implementing or changing code constructs to enact or change GDPs</text:p>
        </text:list-item>
      </text:list>
      <text:p text:style-name="First_20_paragraph">This analysis of w</text:p>
      <text:list text:style-name="L21">
        <text:list-item>
          <text:p text:style-name="P21">Drawing on AT terminology</text:p>
        </text:list-item>
        <text:list-item>
          <text:p text:style-name="P21">Discuss how GDP as key unit was arrived at - draw on journal notes in planning stages</text:p>
        </text:list-item>
        <text:list-item>
          <text:p text:style-name="P21">Relate - AT terms to those of design stages</text:p>
        </text:list-item>
        <text:list-item>
          <text:p text:style-name="P21">Begin to comment on utility of GDP as a unit of analysis for practitioners, parents and young participants - i.e. in navigation and goal setting. </text:p>
        </text:list-item>
      </text:list>
      <text:p text:style-name="First_20_paragraph">Discussion points</text:p>
      <text:list text:style-name="L22">
        <text:list-item>
          <text:p text:style-name="P22">How the GDP are sub activities goals in AT terminology.</text:p>
        </text:list-item>
        <text:list-item>
          <text:p text:style-name="P22">Thu, the game pattern goal rather than the overall making of a game, took up the majority of their focus.</text:p>
        </text:list-item>
        <text:list-item>
          <text:p text:style-name="P22">In playtesting with others the wider focus of making an engaging game comes into focus.</text:p>
        </text:list-item>
        <text:list-item>
          <text:p text:style-name="P22">The difference in goals in terminology</text:p>
        </text:list-item>
        <text:list-item>
          <text:p text:style-name="P22">How this unit allows a more detailed focus on some of the tensions involved in tool use</text:p>
        </text:list-item>
      </text:list>
      <text:p text:style-name="First_20_paragraph">We have also looked at the other studies which look at game design patterns as a useful tool for advanced and less frequently for notice coders.</text:p>
      <text:p text:style-name="Text_20_body">In the following sections, I draw on observations of participants in practice to outline how game design patterns are used in the making of games. I use extracts/ vignettes to do this.</text:p>
      <text:h text:style-name="Heading_20_2" text:outline-level="2"><text:bookmark-start text:name="cultural-interpersonal-personal-planes-analysis-of-use-of-gdps"/>Cultural, Interpersonal &amp; Personal Planes Analysis of use of GDPs<text:bookmark-end text:name="cultural-interpersonal-personal-planes-analysis-of-use-of-gdps"/></text:h>
      <text:p text:style-name="First_20_paragraph">While each of these observations do not fall nearly into any one of the three planes being used as analytical tool, I begin with those oriented more to cultural focus which will deepen the observations in the previous chapter.</text:p>
      <text:p text:style-name="Text_20_body">and progress to the bulk of observations oriented chiefly to interpersonal activity and end with those more to do with personal knowledge construction.</text:p>
      <text:h text:style-name="Heading_20_2" text:outline-level="2"><text:bookmark-start text:name="cultural-plane-apprenticeship---and-game-patterns"/>Cultural Plane / Apprenticeship - and Game patterns<text:bookmark-end text:name="cultural-plane-apprenticeship---and-game-patterns"/></text:h>
      <text:p text:style-name="First_20_paragraph">In the (previous) chapter on inclusive methods the role of cultural activites to engage and sustain engagement were examined. This chapter allows us to examine the role of game design patterns through a cultural lens.</text:p>
      <text:list text:style-name="L23">
        <text:list-item>
          <text:p text:style-name="P23">Design patterns imagined used in other contexts as a form of apprenticeship</text:p>
        </text:list-item>
        <text:list-item>
          <text:p text:style-name="P23">Tools: Specifics on Code Playgrounds and Phaser and a Javascript framework</text:p>
        </text:list-item>
        <text:list-item>
          <text:p text:style-name="P23">the media literacy practices of transfer between tools - similar to other studies - see guided participation papers</text:p>
        </text:list-item>
      </text:list>
      <text:h text:style-name="Heading_20_3" text:outline-level="3"><text:bookmark-start text:name="use-of-design-patterns-as-a-form-of-to-facilitate-apprenticeship"/>Use of design patterns as a form of / to facilitate apprenticeship<text:bookmark-end text:name="use-of-design-patterns-as-a-form-of-to-facilitate-apprenticeship"/></text:h>
      <text:p text:style-name="First_20_paragraph">In 2019-05-08 Da and Te are working closely as a pair.</text:p>
      <text:p text:style-name="Text_20_body">Da invites thinking outside of the constraints of the suggested design early in this first session. Add context if needed.</text:p>
      <text:p text:style-name="Text_20_body">An interaction (see full transcript of interaction at the foot of this chapter) shows a rich interchange where the parent is trying to draw on the game playing experience</text:p>
      <text:p text:style-name="P24">Da: Have you thought about pushing it a bit further and have a different style of game?</text:p>
      <text:p text:style-name="P25">Te: What do you mean?</text:p>
      <text:p text:style-name="P26">Da: Well the previous style of game was a platform (makes shape with hands) game wasn’t it? You went along and there was gravity pushing down (points down). There are other types of games aren’t there?</text:p>
      <text:p text:style-name="P27">Te: Pause. I don’t know what to do thought.</text:p>
      <text:p text:style-name="P28">Da: Well quite but what other games are there?</text:p>
      <text:p text:style-name="First_20_paragraph">Te adopts with this suggestion readily once he understands Da’s suggestion in full.</text:p>
      <text:p text:style-name="P29">Te: You could have a game where every 15 seconds 10 seconds you could add and enemy to such and such a random number between such and such (holds up hands to indicate parameters). You could block it somewhere.</text:p>
      <text:p text:style-name="P30">Da: So instead of.. instead of the world… the world being sideways. We could have the world being looked down on. (reindicates the change of perspective)</text:p>
      <text:p text:style-name="P31">Te: Hmm. How should I do this then?</text:p>
      <text:p text:style-name="P32">Da: That’s a good question. Shall we ask Mick to see if that would mess things up or not? <text:s text:c="1"/></text:p>
      <text:p text:style-name="P33">Te: Mick</text:p>
      <text:p text:style-name="P34">Mick: Hi ya.</text:p>
      <text:p text:style-name="P35">Te: Erm. Thinking about what game to do . I was thinking can we make like a pacman game kind of thing (indicates movement of character with hands)</text:p>
      <text:p text:style-name="P36">Da: If we had an on the top game rather than a platform game</text:p>
      <text:p text:style-name="P37">Mick: I think it could work. You could kind of adapt that game by, kind of, removing gravity.</text:p>
      <text:p text:style-name="P38">Da: and see what happens?</text:p>
      <text:p text:style-name="P39">Mick: and see what happens.</text:p>
      <text:p text:style-name="First_20_paragraph">Even saying “I was thinking can we make like a pacman game kind of thing”.</text:p>
      <text:p text:style-name="Text_20_body">Da speech show desire to for the pair to try something new. This may be to avoid repition in the educatational experience of the child or perhaps by the desire for challenge which would result from stepping outside of the existing walled garden of choices offered as existing guides. Their new choice is a change of perspective which involves a new game pattern of a new movement game mechanic. The specific proposal is to remove a jumping game mechanic and using a 2D top down movement mechanic used in maze and adventure games like Pac-man and Zelda.</text:p>
      <text:p text:style-name="Text_20_body">However Da is still aware of potential challenges of straying too far from the templage. He does not want to “mess things up”. There seems to be a mirror here of the value of playful enviroments to provide challenge but within some boundaries of safety.</text:p>
      <text:p text:style-name="Text_20_body">My own positive response to their suggestion was driven partly from knowledge of Da’s cultural background a both a professional coding and a volunteer supporting children’s coding programmes. While simultaneously checking with other groups that they use the starting template as a base, to avoid overload as previously descussed in design decisions, I encourage this pair to see what happens as a potential learning opportunity. I am conscious that the change of movement may open up different posibilities for new game patterns that this pair may be able to solve.</text:p>
      <text:p text:style-name="Text_20_body">There are cultural elements here of a family learning culture between these two playing out in this space. That way of approaching the task is very different from interactions with grandparents on a previous iteration.</text:p>
      <text:p text:style-name="Text_20_body">This and other exerpt from this pair show that Te and Da’s interaction is much more guided and focused than many other participants. This is influenced by Da’s experience as a software engineer and volunteer at Coder Dojo. This process of active guiding but suggesting and fishing for the right answer is intentional from the consistent nature of the interaction and from a supporting interview.</text:p>
      <text:p text:style-name="Text_20_body">“Extract from interview with Da?” to support some of the above observations.</text:p>
      <text:p text:style-name="Text_20_body">TRANSITION - Te and Da - have a very typical guided apprenticeship</text:p>
      <text:h text:style-name="Heading_20_3" text:outline-level="3"><text:bookmark-start text:name="accessing-external-help"/>Accessing External Help<text:bookmark-end text:name="accessing-external-help"/></text:h>
      <text:p text:style-name="First_20_paragraph">Te and Da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 takes a lead on looking for help on added a new GDP following enemies. He starts with menu, then book, then Da suggests googling and thus taking a step outside of the walled garden.</text:p>
      <text:p text:style-name="Text_20_body">Discussion. There are pros and cons stepping outside that garden. Confusion, conflicts, complexity. etc. Vs. generating new patterns and personalisation of game content.</text:p>
      <text:h text:style-name="Heading_20_2" text:outline-level="2"><text:bookmark-start text:name="interpersonal-plane-guided-participation"/>Interpersonal Plane (Guided Participation)<text:bookmark-end text:name="interpersonal-plane-guided-participation"/></text:h>
      <text:p text:style-name="First_20_paragraph">I will recap Rogoff’s take on guided apprenticeship and the features of the learning design which facilitate it. If needed then I will explain how AT terms like division of labour are appropriate here.</text:p>
      <text:h text:style-name="Heading_20_3" text:outline-level="3"><text:bookmark-start text:name="gdps-used-as-an-organising-tool"/>GDPs used as an organising tool<text:bookmark-end text:name="gdps-used-as-an-organising-tool"/></text:h>
      <text:h text:style-name="Heading_20_4" text:outline-level="4"><text:bookmark-start text:name="task-delegation"/>Task delegation<text:bookmark-end text:name="task-delegation"/></text:h>
      <text:p text:style-name="First_20_paragraph">While there was no formal organising of groups in phase 2 and 3, the family bonds between parents and children created similar patterns of seeking validation, sharing planning. Although this was more the case for dyads working side-by-side on the same game, similar patterns existed for other configurations.</text:p>
      <text:p text:style-name="Text_20_body">The opening vignette shows the name of a GDP as a way to communicate about the shared work of making a game. The utterance by the child “Key Door Person” seemingly indicated that the child ceded responsibility to the adult. The child has judged it the level of complexity needed to add a new pattern into the code to be beyond her ability and delegates appropriately.</text:p>
      <text:p text:style-name="Text_20_body">|T: Go on then. Key - Door - Person.| | |S: Person?| | |T: Key Door Person.|(off screen) T indicates that her mother is the person she is referring to|</text:p>
      <text:p text:style-name="Text_20_body">Gesture analysis (explained in a the methodology chapter) is valuable to shed light on this exchange. It is the indication that the mother is the person who will be responsible for implementing the GDP that the child is tangentially prompting to be implemented.</text:p>
      <text:h text:style-name="Heading_20_3" text:outline-level="3"><text:bookmark-start text:name="gdps-and-division-of-labour"/>GDPs and division of Labour<text:bookmark-end text:name="gdps-and-division-of-labour"/></text:h>
      <text:p text:style-name="First_20_paragraph">Similarly, rather than direct delegation, dividing of labour can be observed.</text:p>
      <text:p text:style-name="Text_20_body">The implementation of some GDP involved the use of different tools and activities. For example, the design of a graphical element suited some learners and they depended on the support of others to implement those changes in code.</text:p>
      <text:p text:style-name="Text_20_body">For pair Fi and Ma the existence of GDP seems to empower the young person to direct a division on labour. See transcript of interaction for - &lt;Files\2019-03-11–fi_ma_pt1_TOCODE&gt; - 18.00 mins</text:p>
      <text:p text:style-name="Text_20_body">The child is able to jump around and work on parallel projects using their existing tools set, or even taking on researching other toolsets, for example independent work to find an online tool to created . This serves the child as it allows them to keep busy and moving different parts of the overall project forward.</text:p>
      <text:p text:style-name="Text_20_body">In contrast, the parent shares both with the child and the facilitator that they feel overwhelmed by the ‘jumping around’ between different GDP stages. While the parent wants to stick to one pattern and complete it, they are still responsive to help the child when they get stuck on an alternative pathway they have chosen to avoid waiting on the parent.</text:p>
      <text:p text:style-name="Text_20_body">While this may be stressful for the parent, lots of progress in the overall game project can be observed in any particular session and the child seems to be developing useful skills managing the parent.</text:p>
      <text:p text:style-name="Text_20_body">While the above interaction between Fi and Ma points to the parent doing the heavy lifting for code implementation, this was not always the case. Mi and Ne had a reverse relationship where the child would reluctantly implement the graphical changes in code but would pointedly not explain them seemingly taking pride in knowing something that her mother didn’t.</text:p>
      <text:p text:style-name="Text_20_body">ADD TRANSCRIPT EXAMPLE FROM - 49:52.2 - 53:38.0 - 2019-03-18-mi</text:p>
      <text:p text:style-name="Text_20_body">Here the child has a powerful position but misses a chance to develop useful communication skills.</text:p>
      <text:p text:style-name="Text_20_body">The parent here takes great pride in the graphical work being done. This allows them a level of participation which is helpful without being stuck on more tricky technical or code related problems. The design which allows choice of GDPs facilitates this. The process of building an identity as an individual or a family is shown in this families work on graphics.</text:p>
      <text:p text:style-name="Text_20_body">ADD TRANSCRIPT EXAMPLE FROM - 2019-03-18-mi Mi - Oh thank you very much. I’m very proud.</text:p>
      <text:h text:style-name="Heading_20_4" text:outline-level="4"><text:bookmark-start text:name="gdps-for-goal-setting-and-prioritisation"/>GDPs for Goal Setting and Prioritisation<text:bookmark-end text:name="gdps-for-goal-setting-and-prioritisation"/></text:h>
      <text:p text:style-name="First_20_paragraph">The following exchange between participants Fi and Ma shows GDPs being used to organise future activity.</text:p>
      <text:p text:style-name="Text_20_body">NOTE - This needs to be merged with the above - or a different take on it explored.</text:p>
      <text:p text:style-name="Text_20_body">Online version as table - https://docs.google.com/document/d/1wLx8j9djYqJdZHwKJ09mmIDMYO7YqlMDhuHx2hiqpJI/edit</text:p>
      <text:p text:style-name="P40">M: I’ve brought the music, and also we could just concentrate on one thing and just change that.</text:p>
      <text:p text:style-name="P41">You know, keep working through.</text:p>
      <text:p text:style-name="P42">F: Yeah. I think I want to get an enemy in - oh no - my person animated.</text:p>
      <text:p text:style-name="P43">M: so you want to get your person animated that’s the main thing</text:p>
      <text:p text:style-name="P44">M: Shall we concentrate on that and changing the platforms into something different?</text:p>
      <text:p text:style-name="P45">F: Yeah.</text:p>
      <text:p text:style-name="P46">M: Yeah?</text:p>
      <text:p text:style-name="P47">F: I also want to make a theme tune.</text:p>
      <text:p text:style-name="P48">M: Yeah it’s, that’s what I mean, you can’t just skip around like that.</text:p>
      <text:p text:style-name="P49">F: hmmm</text:p>
      <text:p text:style-name="P50">M: just cos it gets really overwhelming.</text:p>
      <text:p text:style-name="P51">M: Yeah..? So…?</text:p>
      <text:p text:style-name="P52">Long pause</text:p>
      <text:p text:style-name="P53">M: Well I’ll have a look at the code and see if I can make sense of that.</text:p>
      <text:p text:style-name="P54">M: I’ve brought the music, and also we could just concentrate on one thing and just change that.</text:p>
      <text:p text:style-name="P55">You know, keep working through.</text:p>
      <text:p text:style-name="P56">F: Yeah.</text:p>
      <text:p text:style-name="P57"><text:s text:c="1"/>I think I want to get an enemy in - oh no - my person animated.</text:p>
      <text:p text:style-name="P58">M: So you want to get your person animated that’s your main thing.</text:p>
      <text:p text:style-name="P59">F: Yeah</text:p>
      <text:p text:style-name="P60">M: Shall we concentrate on that and changing the platforms into something different?</text:p>
      <text:p text:style-name="P61">F: Yeah.</text:p>
      <text:p text:style-name="P62">M: Yeah?</text:p>
      <text:p text:style-name="P63">F: I also want to make a theme tune.</text:p>
      <text:p text:style-name="P64">M: Yeah it’s, that’s what I mean, you can’t just skip around like that.</text:p>
      <text:p text:style-name="P65">F: hmmm</text:p>
      <text:p text:style-name="P66">M: just cos it gets really overwhelming.</text:p>
      <text:p text:style-name="P67">M: Yeah..? So…?</text:p>
      <text:p text:style-name="P68"/>
      <text:p text:style-name="P69">Long pause</text:p>
      <text:p text:style-name="P70"/>
      <text:p text:style-name="P71">M: Well I’ll have a look at the code and see if I can make sense of that.</text:p>
      <text:p text:style-name="First_20_paragraph">This example shows the use of the names number of game design patterns by the child . While the planning discussion happens the child is concurrently testing their game. At this stage of the design some have been imagined and perhaps partly worked on and dis-guarded. In addition, the child describes a feature that they want to see happen.</text:p>
      <text:p text:style-name="Text_20_body">This interchange shows a tension between a more chaotic style of working jumping from one goal to another and potential resolution with parental dialogue prioritising work to be done.</text:p>
      <text:p text:style-name="Text_20_body">Here the child may be picking activities to fit their strong suit of creating graphical and audio assets in other gui based environments. Leaving the father to piece things together in the code based progam.</text:p>
      <text:p text:style-name="Text_20_body">Or perhaps the parent steers the child into graphical areas as they are able to continue without stressing out the parent. Thus the child’s compliance may be a kind or pragmatic decision to allow smoother progress.</text:p>
      <text:p text:style-name="Text_20_body">Discussion: The child’s initial listing of features is a brainstorming technique. Such techniques are used to aid a creative process however the parent seems to lack the skill to map these out and then to work together to priortise them. Instead he appears to be keen to quickly pick one that seems manageable.</text:p>
      <text:p text:style-name="Text_20_body">GDP are already being used as a way to set goals, track progress and prioritise but the process seems stressful or unsatisfactory. Some kind of support help scaffold this process would be potentially productive.</text:p>
      <text:p text:style-name="Text_20_body">Note: Such support is explored in more detail in the next chapter.</text:p>
      <text:h text:style-name="Heading_20_3" text:outline-level="3"><text:bookmark-start text:name="gdp-and-sustaining-engagement"/>GDP and sustaining engagement<text:bookmark-end text:name="gdp-and-sustaining-engagement"/></text:h>
      <text:p text:style-name="First_20_paragraph">The process of adding in a new GDP to the game was often a sustaining activity.</text:p>
      <text:p text:style-name="Text_20_body">When GDP was completed and participant or pair move to a new phase there is evidence of a reenergising effect. e.g Example of adding a new level in 2019-03-18-th_sh -</text:p>
      <text:p text:style-name="Text_20_body">In the process of doing that, the pair return to a paper stage, and the process of turning that into reality on the screen and sharing with others is transformative in terms of energy level and interaction during the course of the session.</text:p>
      <text:p text:style-name="Text_20_body">This activity can be examined with an interpersonal focus it is the product of interaction between the pair and the parent highlights the pivot point which facilitates input and greater engagement.<text:line-break/>In addition this shift can also been seen from a cultural focus. The completion is mirrored in the work of other pairs. Thus replicating is a kind of participation in an emerging community. There is also a link made by the parent to previous working practices. Using a paper book to make a sketch of the work to be completed.</text:p>
      <text:p text:style-name="Text_20_body">These kinds of shifts of activity and cultural practices brought by the participants also feed into the ongoing culture of the game making community. For example the use of paper designs and paper prototyping was something that I adopted more broadly after observing the families involved.</text:p>
      <text:h text:style-name="Heading_20_4" text:outline-level="4"><text:bookmark-start text:name="gdps-and-personal-expression-cultural--"/>GDPs and personal expression (cultural) -<text:bookmark-end text:name="gdps-and-personal-expression-cultural--"/></text:h>
      <text:p text:style-name="First_20_paragraph">As part of the creative process participants were able to input their own preferences and interests. These commonly seemed to be driven by existing preferences and habits stemming from home life and other cultural sites.</text:p>
      <text:p text:style-name="Text_20_body">Examples include participants choice of the theme of their game. Environmental aspects appeared to be something that many families could draw on from their home lives. Perhaps a transcript at start of process. Ma and Fi ?</text:p>
      <text:p text:style-name="Text_20_body">Another opportunity involved choice and design of game assets that allowed the expression of identity or a designed element - for example graphics, audio or a written message to appear at various stages of the game.</text:p>
      <text:p text:style-name="Text_20_body">Graphics in particular seemed to be driven by home cultures. One example is that of Sh and th using a g background graphics in 2019-03-18-th_sh -</text:p>
      <text:p text:style-name="Text_20_body">The incorporation of the graphic was relatively quick and easy change to make the game but had a significant factor in the affect towards the game [erikssonUsingGameplayDesign2019;] - cultivativing a sense of ownership - playing around the graphic - covering it over and revealing it - participant self-expression and a conversational prompt to other during sharing of the game</text:p>
      <text:p text:style-name="Text_20_body">This is supported by other research on digital making and motivation. CITATION HERE? - or in cultural discussion?</text:p>
      <text:p text:style-name="Text_20_body">Discussion on how cultural interactions seem to be able to motivate and sustain other interpersonal activity which may be experienced as work.</text:p>
      <text:p text:style-name="Text_20_body">These interactions re sometimes playful, and sometimes chance to share something serious. It allows young person to talk about dogs and their love of dogs. Even at one point that they used to have two and one died.</text:p>
      <text:h text:style-name="Heading_20_4" text:outline-level="4"><text:bookmark-start text:name="gdps-propagation-through-peer-activity"/>GDPs propagation through peer activity<text:bookmark-end text:name="gdps-propagation-through-peer-activity"/></text:h>
      <text:p text:style-name="First_20_paragraph">The process of adding levels was something that was spread predominately through one child’s work to help others to add that features. The work of the child to add 21 levels to their own game served as a way to publicise this possibility. The role of that child as an expert in that design pattern, and their willingness to share their knowledge, shifted focus away from help from myself as a facilitator, or the instruction-based support documents.</text:p>
      <text:p text:style-name="Text_20_body">PERHAPS ADD TRANSCRIPT EXAMPLE ?-</text:p>
      <text:h text:style-name="Heading_20_3" text:outline-level="3"><text:bookmark-start text:name="gdps-to-support-iterative-design-practices"/>GDPs to support Iterative Design Practices<text:bookmark-end text:name="gdps-to-support-iterative-design-practices"/></text:h>
      <text:p text:style-name="First_20_paragraph">Iterative agile design is a highly cultural / interpersonal process.</text:p>
      <text:p text:style-name="Text_20_body">Discussion drawing on more radical attempts to describe the best way to bring young learners into a design practice.</text:p>
      <text:p text:style-name="Text_20_body">Perhaps in the field of participatory design.</text:p>
      <text:p text:style-name="Text_20_body">Highlight how the granular and relatable nature of GDP</text:p>
      <text:p text:style-name="Text_20_body">Well suited to build a repeated design practice. Especially with starting documents, Small changes had big effects. Variable changes needed immediate testing.</text:p>
      <text:h text:style-name="Heading_20_4" text:outline-level="4"><text:bookmark-start text:name="the-limits-of-design-cycle-stages"/>The limits of design cycle stages<text:bookmark-end text:name="the-limits-of-design-cycle-stages"/></text:h>
      <text:p text:style-name="First_20_paragraph">[PERHAPS SOME OF THIS TO DISCUSSION?]</text:p>
      <text:p text:style-name="Text_20_body">When coding data a design cycle framework was one of the code structures. REFER BACK TO ENGINEERING SOURCE. Ask / Imagine, Plan, Create, Test, Improve, Share.</text:p>
      <text:p text:style-name="Text_20_body">While design cycles was not an explicitly part of the game making instruction, certain interventions supported this approach. In particular the use of maps as a planning and reflection tool and the use of playtesting as a social and personal form of evaluation of emerging designs.</text:p>
      <text:p text:style-name="Text_20_body">When coding I quick became aware of the limits and challenges to coding to this.</text:p>
      <text:p text:style-name="Text_20_body">For example a lot of time in this informal game-making sessions were spent on activities outside of this cycle. For example, opening up the right tools, navigating to correct locations and finding past assets involved a fair deal of effort and collaboration.</text:p>
      <text:p text:style-name="Text_20_body">I have been pragmatic and map elements like this these loosely. Where appropriate I make notes on that activity in free form areas of other documents like spreadsheets.</text:p>
      <text:p text:style-name="Text_20_body">This limits claims I can make from the coded data. However it raises interesting points which merit discussion.</text:p>
      <text:p text:style-name="Text_20_body">First - Value Faff Time. So much of the creative process is faffing. More precisely many creative moments happen in times not neatly represented in the cycle. For example the navigation to the right location in creative software, finding assets, migrating assets between authoring tools, converting to correct formats, evaluating new tools.</text:p>
      <text:p text:style-name="Text_20_body">This is something that I do not have a precise name for. I call it digital laundry or digital housekeeping. Things that at times can be low attention span or which can be extremely frustrating like needing to tidy up so you can find your car keys. There is frustration here, but there are also moments of creativity, and there are bonding moments which are undirected activity but shared.<text:line-break/>For example…..</text:p>
      <text:p text:style-name="Text_20_body">Second - Digital Jamming This has an example in the use of sound making software Fi &amp; Ma - The process of tinkering and messing spurs creativity that doesn’t map to a design cycle.</text:p>
      <text:p text:style-name="Text_20_body">They are in an evaluation of tools which could be said to be in Planing. however this quickly become creation as they decide the spontaneously created music is preferable to the one created using a different tool at home.</text:p>
      <text:p text:style-name="Text_20_body">The joint jamming then has created two different soundtracks. This sparks a new thought to create different soundtracks for different levels. This would fit within the Imagine stage. Plan then Create then Imagine then Revise all in the space of a minute.</text:p>
      <text:p text:style-name="Text_20_body">Implication one - When mapping the activity to a design cycle. There may not be neat matches and at some stage if the process is very fragmented the researcher or teacher can legitimately ask how valuable the design cycle is as a planning or analytical tool. Others exist like rhizomatic approaches.</text:p>
      <text:p text:style-name="Text_20_body">Implication two -when designing a program and thinking of how to present the process to participants, over structuring around a design cycle approach may be not be productive or accurate. Question? How does this relate to tinkering methodology? What other framework would be suitable here?</text:p>
      <text:h text:style-name="Heading_20_3" text:outline-level="3"><text:bookmark-start text:name="interaction-of-gdps-with-playtesting-as-method"/>Interaction of GDPs with Playtesting as method<text:bookmark-end text:name="interaction-of-gdps-with-playtesting-as-method"/></text:h>
      <text:p text:style-name="First_20_paragraph">Playtesting but in particular designing for others .</text:p>
      <text:p text:style-name="Text_20_body">What was noticeable about - this in particular?</text:p>
      <text:p text:style-name="Text_20_body">Playtesing as a regular practice is a immediate way to shift learners into a perspective designing for others.</text:p>
      <text:p text:style-name="Text_20_body">This fits into our design cycle, as our first stages of ask and imagine are more productive when informed by a realistic sense of what the end user experience is. Regular self testing and playtesting achieve this.</text:p>
      <text:p text:style-name="Text_20_body">Some examples: (should be many)</text:p>
      <text:p text:style-name="Text_20_body">Pull on examples of learners imagining the experience of others. - Th - in session 2019-03-11 - comments on wanting students to be frustrated when playing it, it’s fun - then the final level being a secret fun experience playing against the norms of platform game design, thus illiciting surprise. - Another example -</text:p>
      <text:p text:style-name="Text_20_body">Discussion - Designing for others - as a key perspective in constructionism. Note: What added insights or tips for practitioners can I bring here?</text:p>
      <text:p text:style-name="Text_20_body">Also noticeable is the variety of ways in which playtesting happens and how younger and older participants looked to give and take from the experience.</text:p>
      <text:p text:style-name="Text_20_body">Older participants often used this as a way of being supportive to both parents and young people. This happened in the following ways: - praising graphical content - making links with home interests of participants and building rapport - ( e.g. do you like dogs? )</text:p>
      <text:h text:style-name="Heading_20_2" text:outline-level="2"><text:bookmark-start text:name="personal-plane"/>Personal Plane<text:bookmark-end text:name="personal-plane"/></text:h>
      <text:p text:style-name="First_20_paragraph">The personal plane is explored in a following chapter (working title Maps). This will cover findings relating to the value of participatory methods of mapping project progress and potential learning dimensions of activities.</text:p>
      <text:h text:style-name="Heading_20_3" text:outline-level="3"><text:bookmark-start text:name="mutual-approaches-to-knowledge-building"/>Mutual approaches to knowledge building<text:bookmark-end text:name="mutual-approaches-to-knowledge-building"/></text:h>
      <text:p text:style-name="First_20_paragraph">In this section the processes of personal appropriation of experience and knowledge emerging from game making are examined closely in relation to participants experience of GDPs.</text:p>
      <text:list text:style-name="L24">
        <text:list-item>
          <text:p text:style-name="P72">quick summary of Rogoff’s take on personal appropriation compared to a transmission model of knowledge &amp; that participants re-contribute their experience of knowledge beck into the social mix</text:p>
        </text:list-item>
        <text:list-item>
          <text:p text:style-name="P72">e.g - GDPs used in this research program were mutually created based on feedback from participants</text:p>
        </text:list-item>
        <text:list-item>
          <text:p text:style-name="P72">While there is a curricular value attached to CT concepts &amp; to some extent design practices, in this context participants can create their own understandings of what is useful to them.</text:p>
        </text:list-item>
      </text:list>
      <text:h text:style-name="Heading_20_3" text:outline-level="3"><text:bookmark-start text:name="game-design-patterns-as-a-way-to-give-language-to-participants-when-sharing-back-to-community"/>Game Design Patterns as a way to give language to participants when sharing back to Community<text:bookmark-end text:name="game-design-patterns-as-a-way-to-give-language-to-participants-when-sharing-back-to-community"/></text:h>
      <text:p text:style-name="First_20_paragraph">Example - 2019-03-18 - Sh &amp; Th</text:p>
      <text:p text:style-name="Text_20_body">Contrast general lack of confidence with ability to share back progress and decisions using language afforded by GDPs.</text:p>
      <text:p text:style-name="Text_20_body">Include excerpt? 1.05 - Looking for Th using GDP language - as well ask drawing on other home interests.</text:p>
      <text:p text:style-name="Text_20_body">This is also dealt with above “GDPs propagation through peer activity”</text:p>
      <text:h text:style-name="Heading_20_2" text:outline-level="2"><text:bookmark-start text:name="gdp-as-a-way-to-explore-computational-thinking-concepts"/>GDP as a way to explore Computational Thinking Concepts<text:bookmark-end text:name="gdp-as-a-way-to-explore-computational-thinking-concepts"/></text:h>
      <text:p text:style-name="First_20_paragraph">Summary to come. See next chapter.</text:p>
      <text:h text:style-name="Heading_20_2" text:outline-level="2"><text:bookmark-start text:name="representing-coded-the-patterns-of-activity-via-coded-data"/>Representing Coded the Patterns of Activity via coded data<text:bookmark-end text:name="representing-coded-the-patterns-of-activity-via-coded-data"/></text:h>
      <text:p text:style-name="First_20_paragraph">NOTE - NOT SURE WHERE TO PUT THIS PART OR IF THE CHART ELEMENT IS REALLY VALUABLE - IT COULD BE A DISTRACTION (IT PROBABLY IS - PERHAPS ADD AS A POSSIBILITY IN CONCLUSION)</text:p>
      <text:p text:style-name="Text_20_body">We can to examine patterns of activity is through an analysis of the coded video interactions. The coding structure decided upon and the process of coding in five minutes sections.</text:p>
      <text:p text:style-name="Text_20_body">Note The full coding scheme will be included here. https://docs.google.com/document/d/19PafC_w_7uObYL4v86IGeeFZTw2yKxjHfP_k85rHk_s/edit?usp=sharing</text:p>
      <text:p text:style-name="Text_20_body">The main schemes as below.</text:p>
      <text:list text:style-name="L25">
        <text:list-item>
          <text:p text:style-name="P73">Design Stages -</text:p>
        </text:list-item>
        <text:list-item>
          <text:p text:style-name="P73">Interaction Description -</text:p>
        </text:list-item>
        <text:list-item>
          <text:p text:style-name="P73">Game Elements Addressed (Game Polish, Game Space, Game Mechanics, Game Challenge(remove?))</text:p>
        </text:list-item>
      </text:list>
      <text:p text:style-name="First_20_paragraph">The process of coding data shed light onto patterns of activity in creating a list of general behaviours shared by participants and thus also identifying outlying behaviours that did not meet the emerging coding scheme. (NOTE FOR HERE OR PREVIOUS?)</text:p>
      <text:p text:style-name="Text_20_body">Later in the chapter the limits of the chosen design stage schema are explored as a way of illuminating interesting game making behaviour of participants.</text:p>
      <text:p text:style-name="Text_20_body">In the following section I use key tools provided by the research software Nvivo to give insight about the engagement of participants by compare time on different tasks.</text:p>
      <text:p text:style-name="Text_20_body">The coding structure (may) also allows to show the overlap between different code areas. This is useful to explore a question like the following:</text:p>
      <text:list text:style-name="L26">
        <text:list-item>
          <text:p text:style-name="P74">Question One: During which design phase does parent-child pair interaction happen most frequently?</text:p>
        </text:list-item>
        <text:list-item>
          <text:p text:style-name="P74">Question Two: What are the different patterns for participant interaction that happen when working on different game elements?</text:p>
        </text:list-item>
      </text:list>
      <text:p text:style-name="First_20_paragraph">TO COME.</text:p>
      <text:p text:style-name="Text_20_body">The first scenario represented in a chart which compares activity grouping with design stages and activity description.</text:p>
      <text:p text:style-name="Text_20_body">Pair work -&gt; TEST, CREATE, IMPROVE, etc Peer work -&gt; TEST, CREATE, IMPROVE, etc Solo work -&gt; perhaps dont an</text:p>
      <text:p text:style-name="Text_20_body">CHART</text:p>
      <text:p text:style-name="Text_20_body">The second scenario is represented by pie charts for each game element showing the duration spent on each by a diversity of participants.</text:p>
      <text:p text:style-name="Text_20_body">CHART</text:p>
      <text:h text:style-name="Heading_20_4" text:outline-level="4"><text:bookmark-start text:name="discussion-on-data"/>Discussion on data<text:bookmark-end text:name="discussion-on-data"/></text:h>
      <text:p text:style-name="First_20_paragraph">For the first question only suitable pairs were chosen. This removes a lot of validity from any generalisation of claims that could be made. This approach has some clear limits. Firstly the breaking of data into 5 min sections is practical but does not allow for some of the finer interactions and changes of behaviour to be accurately coded. There may be some value is coding some key interactions more carefully in more granular detail.</text:p>
      <text:p text:style-name="Text_20_body">The game elements / design patterns categories which are presented are created as a design guide rather than on exact principles. It is possible to code drilling down into another level. This might yield more results.</text:p>
      <text:p text:style-name="Text_20_body">In summary, the coding process is more valuable as a tool to allow more qualitative reflection and analysis rather than a quantitative process as attempted above.</text:p>
      <text:p text:style-name="Text_20_body">To make a quantitative approach work better X,Y and Z would need to be in place which was not suitable for this study because of A and B.</text:p>
      <text:h text:style-name="Heading_20_2" text:outline-level="2"><text:bookmark-start text:name="additional-chapter-discussion"/>Additional Chapter Discussion<text:bookmark-end text:name="additional-chapter-discussion"/></text:h>
      <text:p text:style-name="First_20_paragraph">The following observations are primarily focused on implications for practitioners. A deeper exploration of other concepts may suit another chapter looking at synthesing observations in relation to broader research. In this draft the focus is included in each sub-title.</text:p>
      <text:h text:style-name="Heading_20_3" text:outline-level="3"><text:bookmark-start text:name="analysis-of-gdp-use-in-relation-with-existing-research"/>Analysis of GDP use in relation with existing research<text:bookmark-end text:name="analysis-of-gdp-use-in-relation-with-existing-research"/></text:h>
      <text:p text:style-name="First_20_paragraph">Eriksson and friends <text:reference-mark-start text:name="ZOTERO_ITEM CSL_CITATION {&quot;schema&quot;:&quot;https://github.com/citation-style-language/schema/raw/master/csl-citation.json&quot;,&quot;properties&quot;:{&quot;noteIndex&quot;:0,&quot;formattedCitation&quot;:&quot;[-@eriksson_using_2019]&quot;},&quot;citationID&quot;:&quot;kuuxfith&quot;,&quot;citationItems&quot;:[{&quot;uri&quot;:[&quot;http://zotero.org/users/1913249/items/YJKSC8LM&quot;],&quot;suffix&quot;:&quot;&quot;,&quot;suppress-author&quot;:true,&quot;uris&quot;:[&quot;http://zotero.org/users/1913249/items/YJKSC8LM&quot;],&quot;prefix&quot;:&quot;&quot;,&quot;itemData&quot;:{&quot;accessed&quot;:{&quot;date-parts&quot;:[[2022,8,9]]},&quot;event-place&quot;:&quot;Boise ID USA&quot;,&quot;source&quot;:&quot;DOI.org (Crossref)&quot;,&quot;page&quot;:&quot;15-25&quot;,&quot;DOI&quot;:&quot;10.1145/3311927.3323155&quot;,&quot;citation-key&quot;:&quot;eriksson_using_2019&quot;,&quot;id&quot;:&quot;eriksson_using_2019&quot;,&quot;publisher-place&quot;:&quot;Boise ID USA&quot;,&quot;ISBN&quot;:&quot;978-1-4503-6690-8&quot;,&quot;issued&quot;:{&quot;date-parts&quot;:[[2019,6,12]]},&quot;URL&quot;:&quot;https://dl.acm.org/doi/10.1145/3311927.3323155&quot;,&quot;event-title&quot;:&quot;IDC '19: Interaction Design and Children&quot;,&quot;type&quot;:&quot;paper-conference&quot;,&quot;container-title&quot;:&quot;Proceedings of the 18th ACM International Conference on Interaction Design and Children&quot;,&quot;publisher&quot;:&quot;ACM&quot;,&quot;author&quot;:[{&quot;given&quot;:&quot;Eva&quot;,&quot;family&quot;:&quot;Eriksson&quot;},{&quot;given&quot;:&quot;Gökçe Elif&quot;,&quot;family&quot;:&quot;Baykal&quot;},{&quot;given&quot;:&quot;Staffan&quot;,&quot;family&quot;:&quot;Björk&quot;},{&quot;given&quot;:&quot;Olof&quot;,&quot;family&quot;:&quot;Torgersson&quot;}],&quot;title&quot;:&quot;Using Gameplay Design Patterns with Children in the Redesign of a Collaborative Co-located Game&quot;,&quot;language&quot;:&quot;en&quot;},&quot;id&quot;:8543}]} RNDomqjnyxqsd"/>&lt;Do Zotero Refresh: [-@eriksson_using_2019]&gt;<text:reference-mark-end text:name="ZOTERO_ITEM CSL_CITATION {&quot;schema&quot;:&quot;https://github.com/citation-style-language/schema/raw/master/csl-citation.json&quot;,&quot;properties&quot;:{&quot;noteIndex&quot;:0,&quot;formattedCitation&quot;:&quot;[-@eriksson_using_2019]&quot;},&quot;citationID&quot;:&quot;kuuxfith&quot;,&quot;citationItems&quot;:[{&quot;uri&quot;:[&quot;http://zotero.org/users/1913249/items/YJKSC8LM&quot;],&quot;suffix&quot;:&quot;&quot;,&quot;suppress-author&quot;:true,&quot;uris&quot;:[&quot;http://zotero.org/users/1913249/items/YJKSC8LM&quot;],&quot;prefix&quot;:&quot;&quot;,&quot;itemData&quot;:{&quot;accessed&quot;:{&quot;date-parts&quot;:[[2022,8,9]]},&quot;event-place&quot;:&quot;Boise ID USA&quot;,&quot;source&quot;:&quot;DOI.org (Crossref)&quot;,&quot;page&quot;:&quot;15-25&quot;,&quot;DOI&quot;:&quot;10.1145/3311927.3323155&quot;,&quot;citation-key&quot;:&quot;eriksson_using_2019&quot;,&quot;id&quot;:&quot;eriksson_using_2019&quot;,&quot;publisher-place&quot;:&quot;Boise ID USA&quot;,&quot;ISBN&quot;:&quot;978-1-4503-6690-8&quot;,&quot;issued&quot;:{&quot;date-parts&quot;:[[2019,6,12]]},&quot;URL&quot;:&quot;https://dl.acm.org/doi/10.1145/3311927.3323155&quot;,&quot;event-title&quot;:&quot;IDC '19: Interaction Design and Children&quot;,&quot;type&quot;:&quot;paper-conference&quot;,&quot;container-title&quot;:&quot;Proceedings of the 18th ACM International Conference on Interaction Design and Children&quot;,&quot;publisher&quot;:&quot;ACM&quot;,&quot;author&quot;:[{&quot;given&quot;:&quot;Eva&quot;,&quot;family&quot;:&quot;Eriksson&quot;},{&quot;given&quot;:&quot;Gökçe Elif&quot;,&quot;family&quot;:&quot;Baykal&quot;},{&quot;given&quot;:&quot;Staffan&quot;,&quot;family&quot;:&quot;Björk&quot;},{&quot;given&quot;:&quot;Olof&quot;,&quot;family&quot;:&quot;Torgersson&quot;}],&quot;title&quot;:&quot;Using Gameplay Design Patterns with Children in the Redesign of a Collaborative Co-located Game&quot;,&quot;language&quot;:&quot;en&quot;},&quot;id&quot;:8543}]} RNDomqjnyxqsd"/>. have described gameplay design patterns as a lingua franca</text:p>
      <text:h text:style-name="Heading_20_3" text:outline-level="3"><text:bookmark-start text:name="discussing-game-design-patterns-as-a-tool-to-expose-and-give-participants-a-language-to-discuss-tensions-practitioner-focus"/>Discussing Game design patterns as a tool to expose and give participants a language to discuss tensions (Practitioner focus)<text:bookmark-end text:name="discussing-game-design-patterns-as-a-tool-to-expose-and-give-participants-a-language-to-discuss-tensions-practitioner-focus"/></text:h>
      <text:p text:style-name="First_20_paragraph">Synthesise examples which highlight the value of developing share language and short cuts. Draw from the above examples.</text:p>
      <text:p text:style-name="Text_20_body">However, also look at potential short comings of short cuts - hiding more complex patterns within the name. When short cuts or misapprehensions prove less useful.</text:p>
      <text:p text:style-name="Text_20_body">For example the shortcut of a name for a pattern in Fi and Ma’s interaction hides a large amount of problems solving which seems “overwhelming”</text:p>
      <text:p text:style-name="Text_20_body">Is there an advantage to less support in terms of setting out a pathway which participants cover step by step. Or is the process of working on a sprawling problem which seems unmanagable, but which in with participants have to</text:p>
      <text:h text:style-name="Heading_20_3" text:outline-level="3"><text:bookmark-start text:name="discussion---pumping-up-the-jam---allowing-for-improvisation-in-design-process."/>Discussion - Pumping up the Jam - allowing for improvisation in design process.<text:bookmark-end text:name="discussion---pumping-up-the-jam---allowing-for-improvisation-in-design-process."/></text:h>
      <text:p text:style-name="First_20_paragraph">In many interactions we see improvisational approaches.</text:p>
      <text:p text:style-name="Text_20_body">Example from Te and Da - 2019-05-08 -</text:p>
      <text:p text:style-name="P75">Da- use paper to design</text:p>
      <text:p text:style-name="P76">Te - I'm just going with it</text:p>
      <text:p text:style-name="First_20_paragraph">The tools, process and the community encourage a jam / improvisational approach. Remixing, chipping away, a shattering of design cycles. More of an informal approach</text:p>
      <text:p text:style-name="Text_20_body">The concept of Jam is explored in rapid, improvisational events called Game Jams.</text:p>
      <text:h text:style-name="Heading_20_3" text:outline-level="3"><text:bookmark-start text:name="design-patterns-as-a-middle-level-construct-to-open-door-to-more-concrete-and-abstract-wider-focus"/>Design patterns as a “middle level” construct to open door to more concrete and abstract (Wider focus)<text:bookmark-end text:name="design-patterns-as-a-middle-level-construct-to-open-door-to-more-concrete-and-abstract-wider-focus"/></text:h>
      <text:p text:style-name="First_20_paragraph">In the introduction of this thesis I highlighted some of the challenges for inclusivity and motivation of more abstract approaches including a perscriptive approach to Computational Thinking.</text:p>
      <text:p text:style-name="Text_20_body">Papert and Turkle celebrated diversity in approaches and celebrated the concrete.</text:p>
      <text:p text:style-name="Text_20_body">In the relevant literature () - design patterns are seen as a useful middle ground between abstract CT concepts and more concrete techniques. There are the advantages of both a relatable, tangible shape of unit of activity linked to a community of practice. They also include a more abstract / and thus repeatable structure thus fulfilling some of the promise transfer offered by CT advocates.</text:p>
      <text:p text:style-name="Text_20_body">The heart of the matter here is how transferable knowledge is without a contextual meaning attached. This is a contested area.</text:p>
      <text:p text:style-name="Text_20_body">In this context of novice coders it seems appropriate to introduce some levels of reusable practice whilst prioritising individual learner engagement and community participation.</text:p>
      <text:p text:style-name="Text_20_body">We can see evidence of both the potential for reusable elements of knowledge and practice involving practice in the following ways;</text:p>
      <text:list text:style-name="L27">
        <text:list-item>
          <text:p text:style-name="P77">Use of levels as a array which is parsed by a loop to create layout</text:p>
        </text:list-item>
        <text:list-item>
          <text:p text:style-name="P77">Other examples.</text:p>
        </text:list-item>
      </text:list>
      <text:h text:style-name="Heading_20_2" text:outline-level="2"><text:bookmark-start text:name="outroduction---summary-on-contribution-to-existing-research"/>Outroduction - Summary on contribution to existing research<text:bookmark-end text:name="outroduction---summary-on-contribution-to-existing-research"/></text:h>
      <text:p text:style-name="First_20_paragraph">Bring more synthesis here especially in translation of design elements due to this context</text:p>
      <text:list text:style-name="L28">
        <text:list-item>
          <text:p text:style-name="P78">Whereas Game Jams focus on x, 3m has a focus on y.</text:p>
        </text:list-item>
      </text:list>
      <text:h text:style-name="Heading_20_2" text:outline-level="2"><text:bookmark-start text:name="transition-conclusion-of-chapter-paragraph---themes-to-explore-in-other-chapters."/>Transition Conclusion of Chapter Paragraph - themes to explore in other chapters.<text:bookmark-end text:name="transition-conclusion-of-chapter-paragraph---themes-to-explore-in-other-chapters."/></text:h>
      <text:p text:style-name="First_20_paragraph">A theme to follow up in the Maps / personal learning chapter is that of picking up on some of the behaviour of participants, especially that of experienced parents, experience either in coding practices of supporting their children. Once identified, how could beneficial interactions be encouraged in the next iteration of design.</text:p>
      <text:p text:style-name="Text_20_body">Examples include;</text:p>
      <text:list text:style-name="L29">
        <text:list-item>
          <text:p text:style-name="P79">supporting reflection on design and coding concepts / skills.</text:p>
        </text:list-item>
        <text:list-item>
          <text:p text:style-name="P79">navigation / organisational support - use of a physical map.</text:p>
        </text:list-item>
      </text:list>
      <text:p text:style-name="First_20_paragraph">For example, the use of CT concepts in a framework, listed as part of the initial design pattern card, which could then be discussed, ticked off or otherwise reflected on.</text:p>
      <text:h text:style-name="Heading_20_2" text:outline-level="2"><text:bookmark-start text:name="transcript-excerpts"/>Transcript Excerpts<text:bookmark-end text:name="transcript-excerpts"/></text:h>
      <text:h text:style-name="Heading_20_3" text:outline-level="3"><text:bookmark-start text:name="te-da-pt-1"/>2019-05-08-te-da pt 1<text:bookmark-end text:name="te-da-pt-1"/></text:h>
      <text:p text:style-name="P80">Da: Have you thought about pushing it a bit further and have a different style of game?</text:p>
      <text:p text:style-name="P81">Te: What do you mean?</text:p>
      <text:p text:style-name="P82">Da: Well the previous style of game was a platform (makes shape with hands) game wasn’t it? You went along and there was gravity pushing down (points down). There are other types of games aren’t there?</text:p>
      <text:p text:style-name="P83">Te: Pause. I don’t know what to do thought.</text:p>
      <text:p text:style-name="P84">Da: Well quite but what other games are there?</text:p>
      <text:p text:style-name="P85">Te: I don’t know er.</text:p>
      <text:p text:style-name="P86">Da: Well I tell you what .. muffled.</text:p>
      <text:p text:style-name="P87">Te: Erm - (navigates to list of GDP for platform game)</text:p>
      <text:p text:style-name="P88">De: So. You played them before didn’t you (indicating grid of games )</text:p>
      <text:p text:style-name="P89">Te: What do you mean?</text:p>
      <text:p text:style-name="P90">Da: The flying game that’s a different kind of game</text:p>
      <text:p text:style-name="P91">Te: Oh like kind of like moving along kind of thing</text:p>
      <text:p text:style-name="P92">Da: Yeah and those where. There are games where you are in a world and you have to move around the world like pac-man (points down and moves an imaginary character around),</text:p>
      <text:p text:style-name="P93">Te: nod</text:p>
      <text:p text:style-name="P94">Da: There are games where things drop down like Tetris</text:p>
      <text:p text:style-name="P95">Te: … game. You could have a game where every 15 seconds 10 seconds you could add and enemy to such and such a random number between such and such (holds up hands to indicate parameters). You could block it somewhere.</text:p>
      <text:p text:style-name="P96">Da: So instead of.. instead of the world… the world being sideways. We could have the world being looked down on. (reindicates the change of perspective)</text:p>
      <text:p text:style-name="P97">Te: Hmm. How should I do this then?</text:p>
      <text:p text:style-name="P98">Da: That’s a good question. Shall we ask Mick to see if that would mess things up or not? <text:s text:c="1"/></text:p>
      <text:p text:style-name="P99">Te: Mick</text:p>
      <text:p text:style-name="P100">Mick: Hi ya.</text:p>
      <text:p text:style-name="P101">Te: Erm. Thinking about what game to do . I was thinking can we make like a pacman game kind of thing (indicates movement of character with hands)</text:p>
      <text:p text:style-name="P102">Da: If we had an on the top game rather than a platform game</text:p>
      <text:p text:style-name="P103">Mick: I think it could work. You could kind of adapt that game by kind of removing gravity.</text:p>
      <text:p text:style-name="P104">Da: and see what happens?</text:p>
      <text:p text:style-name="P105">Mick: and see what happens.</text:p>
      <text:p text:style-name="P106">Da: It’s not a bad starting idea is it?</text:p>
      <text:p text:style-name="P107">Te: I suppose make a new one (begins the process of remixing game from the template)</text:p>
      <text:p text:style-name="First_20_paragraph">r</text:p>
      <text:section text:name=" ZOTERO_BIBL {&quot;uncited&quot;:[],&quot;omitted&quot;:[],&quot;custom&quot;:[]} CSL_BIBLIOGRAPHY RNDpagduekdcz">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Finding Chapter - Missions</dc:title>
    <dc:description/>
    <dc:subject/>
    <meta:keyword/>
    <meta:initial-creator/>
    <dc:creator/>
    <meta:creation-date>2023-01-27T11:11:35Z</meta:creation-date>
    <dc:date>2023-01-27T11:11:35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